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isities-and-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2" office:value-type="string">
            <text:p>AUGUSTA COUNTY</text:p>
          </table:table-cell>
          <table:table-cell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454">
            <text:p>1454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0 4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2" office:value-type="float" office:value="9074">
            <text:p>9074</text:p>
          </table:table-cell>
          <table:table-cell table:style-name="ce22" office:value-type="float" office:value="7998">
            <text:p>7998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2199">
            <text:p>2199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table:formula="oooc:=SUM([.B2:.B42])" office:value-type="string">
            <text:p>5807</text:p>
          </table:table-cell>
          <table:table-cell table:style-name="ce21" table:formula="oooc:=SUM([.C2:.C42])" office:value-type="string">
            <text:p>5089</text:p>
          </table:table-cell>
          <table:table-cell table:style-name="ce21" table:formula="oooc:=SUM([.D2:.D42])" office:value-type="string">
            <text:p>718</text:p>
          </table:table-cell>
          <table:table-cell table:style-name="ce21" table:formula="oooc:=SUM([.E2:.E42])" office:value-type="string">
            <text:p>1707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ivision of Capitol Polic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ept of Conservation &amp; Rec.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47">
            <text:p>147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. Trng Center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ichmond Int’l Airpor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Va. Port Authority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973">
            <text:p>1973</text:p>
          </table:table-cell>
          <table:table-cell table:style-name="ce21" office:value-type="float" office:value="1867">
            <text:p>186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667">
            <text:p>2667</text:p>
          </table:table-cell>
          <table:table-cell table:style-name="ce21" office:value-type="float" office:value="2464">
            <text:p>2464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001">
            <text:p>1001</text:p>
          </table:table-cell>
        </table:table-row>
      </table:table>
      <table:table table:name="colleges-and-univerisities-and-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J. Sargeant Reynolds CC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rthern Va. CC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UVA’s College at Wis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Va. Western CC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18">
            <text:p>318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COUNTY TOTAL</text:p>
          </table:table-cell>
          <table:table-cell table:style-name="ce21" office:value-type="float" office:value="9074">
            <text:p>9074</text:p>
          </table:table-cell>
          <table:table-cell table:style-name="ce21" office:value-type="float" office:value="7998">
            <text:p>7998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2199">
            <text:p>2199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667">
            <text:p>2667</text:p>
          </table:table-cell>
          <table:table-cell table:style-name="ce21" office:value-type="float" office:value="2464">
            <text:p>2464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001">
            <text:p>1001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807">
            <text:p>5807</text:p>
          </table:table-cell>
          <table:table-cell table:style-name="ce21" office:value-type="float" office:value="5089">
            <text:p>5089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1707">
            <text:p>1707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formula="oooc:=SUM([.B1:.B4])" office:value-type="string">
            <text:p>18081</text:p>
          </table:table-cell>
          <table:table-cell table:formula="oooc:=SUM([.C1:.C4])" office:value-type="string">
            <text:p>15987</text:p>
          </table:table-cell>
          <table:table-cell table:formula="oooc:=SUM([.D1:.D4])" office:value-type="string">
            <text:p>2094</text:p>
          </table:table-cell>
          <table:table-cell table:formula="oooc:=SUM([.E1:.E4])" office:value-type="string">
            <text:p>52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-and-" style:display-name="PageStyle_colleges-and-univerisities-and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